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TableMetaDataProvider.isGetGeneratedKeysSimu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TableMetaDataProvider.getSimpleQueryForGetGeneratedKey( String tableName , String key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TableMetaDataProvider.HsqlTable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